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9000001EE6919A33D.png"/>
  <manifest:file-entry manifest:media-type="image/png" manifest:full-path="Pictures/1000020100000366000001F0F04DBD69.png"/>
  <manifest:file-entry manifest:media-type="image/png" manifest:full-path="Pictures/100002010000036C000001EE82257538.png"/>
  <manifest:file-entry manifest:media-type="image/png" manifest:full-path="Pictures/100002010000036A000001EF0107D8F0.png"/>
  <manifest:file-entry manifest:media-type="image/png" manifest:full-path="Pictures/100002010000036B000001EF63B59B1F.png"/>
  <manifest:file-entry manifest:media-type="image/png" manifest:full-path="Pictures/100002010000036E000001ECDF77B2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902cm" draw:z-index="0"><draw:image xlink:href="Pictures/1000020100000366000001F0F04DBD69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65cm" draw:z-index="1"><draw:image xlink:href="Pictures/1000020100000369000001EE6919A33D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87cm" draw:z-index="2"><draw:image xlink:href="Pictures/100002010000036A000001EF0107D8F0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849cm" draw:z-index="3"><draw:image xlink:href="Pictures/100002010000036C000001EE82257538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819cm" draw:z-index="4"><draw:image xlink:href="Pictures/100002010000036E000001ECDF77B2F7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865cm" draw:z-index="5"><draw:image xlink:href="Pictures/100002010000036B000001EF63B59B1F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0T11:10:19.58</meta:creation-date>
    <meta:document-statistic meta:table-count="1" meta:image-count="6" meta:object-count="0" meta:page-count="1" meta:paragraph-count="0" meta:word-count="0" meta:character-count="0"/>
    <dc:date>2015-10-10T11:11:55.09</dc:date>
    <dc:creator>Giovanni Gallo</dc:creator>
    <meta:editing-duration>PT1M35S</meta:editing-duration>
    <meta:editing-cycles>1</meta:editing-cycles>
    <meta:generator>OpenOffice/4.1.1$Win32 OpenOffice.org_project/411m6$Build-9775</meta:generator>
  </office:meta>
</office:document-meta>
</file>